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fb2c" officeooo:paragraph-rsid="000dfb2c"/>
    </style:style>
    <style:style style:name="P2" style:family="paragraph" style:parent-style-name="Standard">
      <style:text-properties officeooo:rsid="000f1d44" officeooo:paragraph-rsid="000f1d44"/>
    </style:style>
    <style:style style:name="P3" style:family="paragraph" style:parent-style-name="Standard">
      <style:text-properties officeooo:paragraph-rsid="000f1d44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dfb2c" officeooo:paragraph-rsid="000dfb2c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f1d44" officeooo:paragraph-rsid="000f1d44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0fd52d" officeooo:paragraph-rsid="000fd52d" style:font-weight-asian="normal" style:font-weight-complex="normal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officeooo:rsid="000dfb2c" officeooo:paragraph-rsid="000dfb2c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8pt" officeooo:rsid="000dfb2c" officeooo:paragraph-rsid="000dfb2c" style:font-size-asian="8pt" style:font-size-complex="8pt"/>
    </style:style>
    <style:style style:name="P9" style:family="paragraph" style:parent-style-name="Standard">
      <style:text-properties style:text-underline-style="none" fo:font-weight="normal" officeooo:rsid="000f1d44" officeooo:paragraph-rsid="000f1d44" style:font-weight-asian="normal" style:font-weight-complex="normal"/>
    </style:style>
    <style:style style:name="P10" style:family="paragraph" style:parent-style-name="Standard" style:list-style-name="L1">
      <style:text-properties officeooo:rsid="000dfb2c" officeooo:paragraph-rsid="000dfb2c"/>
    </style:style>
    <style:style style:name="P11" style:family="paragraph" style:parent-style-name="Standard" style:list-style-name="L2">
      <style:text-properties officeooo:rsid="000dfb2c" officeooo:paragraph-rsid="000dfb2c"/>
    </style:style>
    <style:style style:name="P12" style:family="paragraph" style:parent-style-name="Standard" style:list-style-name="L1">
      <style:text-properties officeooo:rsid="000fd52d" officeooo:paragraph-rsid="000fd52d"/>
    </style:style>
    <style:style style:name="P13" style:family="paragraph" style:parent-style-name="Standard" style:list-style-name="L3">
      <style:text-properties officeooo:rsid="000f1d44" officeooo:paragraph-rsid="000f1d44"/>
    </style:style>
    <style:style style:name="P14" style:family="paragraph" style:parent-style-name="Standard" style:list-style-name="L3">
      <style:text-properties officeooo:rsid="000f1d44" officeooo:paragraph-rsid="0011bfd0"/>
    </style:style>
    <style:style style:name="P15" style:family="paragraph" style:parent-style-name="Standard" style:list-style-name="L4">
      <style:text-properties style:text-underline-style="none" fo:font-weight="normal" officeooo:rsid="000fd52d" officeooo:paragraph-rsid="000fd52d" style:font-weight-asian="normal" style:font-weight-complex="normal"/>
    </style:style>
    <style:style style:name="P16" style:family="paragraph" style:parent-style-name="Standard" style:list-style-name="L5">
      <style:text-properties style:text-underline-style="none" fo:font-weight="normal" officeooo:rsid="000fd52d" officeooo:paragraph-rsid="000fd52d" style:font-weight-asian="normal" style:font-weight-complex="normal"/>
    </style:style>
    <style:style style:name="T1" style:family="text">
      <style:text-properties officeooo:rsid="000f1d44"/>
    </style:style>
    <style:style style:name="T2" style:family="text">
      <style:text-properties officeooo:rsid="0011bfd0"/>
    </style:style>
    <style:style style:name="T3" style:family="text">
      <style:text-properties officeooo:rsid="001311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Fragen zum System (siehe Dokument „Notizen zur 1. Studienarbeit“)</text:p>
      <text:p text:style-name="P1"/>
      <text:p text:style-name="P8">19.10.2022, Simon Schneider</text:p>
      <text:p text:style-name="P1"/>
      <text:p text:style-name="P3"><text:span text:style-name="T1">Fragen nach </text:span><text:span text:style-name="Citation">Park, S., Specter, M.A., Narula, N., &amp; Rivest, R.L. (2021). Going from bad to worse: from Internet voting to blockchain voting. </text:span><text:span text:style-name="Citation"><text:span text:style-name="Emphasis">J. Cybersecur., 7</text:span></text:span><text:span text:style-name="Citation">.</text:span> </text:p>
      <text:p text:style-name="P1"/>
      <text:p text:style-name="P2">Es folgt eine Liste von Fragen, die für die Sicherheit eines <text:s/>(E-)Voting-Systems relevant sind. Nicht alle diese Fragen müssen beantwortet werden, und es können auch noch andere dazukommen. Diese Liste ist nur als Ausgangspunkt für eine eigene Untersuchung zu verstehen.</text:p>
      <text:p text:style-name="P1"/>
      <text:p text:style-name="P4">Security Objectives and Threat Model – Sicherheitsziele und Bedrohungsmodell</text:p>
      <text:p text:style-name="P1"/>
      <text:list xml:id="list2196366291" text:style-name="L1">
        <text:list-item>
          <text:p text:style-name="P10">Welche Sicherheitsrelevanten Eigenschaften soll das System haben?</text:p>
          <text:list>
            <text:list-item>
              <text:p text:style-name="P12">Beispiele: Integrität, Authentifizierung, Vertraulichkeit, Verfügbarkeit</text:p>
            </text:list-item>
          </text:list>
        </text:list-item>
        <text:list-item>
          <text:p text:style-name="P10">Was ist das Bedrohungsmodell?</text:p>
          <text:list>
            <text:list-item>
              <text:p text:style-name="P10">Beispiele:</text:p>
            </text:list-item>
            <text:list-item>
              <text:p text:style-name="P10">Hardware/Software von verwendeten Geräten kompromittiert</text:p>
            </text:list-item>
            <text:list-item>
              <text:p text:style-name="P10">Wahlentscheidungen werden nicht richtig gespeicherten</text:p>
            </text:list-item>
            <text:list-item>
              <text:p text:style-name="P10">Fehler bei der Auszählung</text:p>
            </text:list-item>
            <text:list-item>
              <text:p text:style-name="P10">Verkauf von Stimmen möglich</text:p>
            </text:list-item>
            <text:list-item>
              <text:p text:style-name="P10">„Evidence Trail“ zerstört</text:p>
            </text:list-item>
            <text:list-item>
              <text:p text:style-name="P10">Vernichtung von Stimmen oder Abgabe unautorisierter Stimmen</text:p>
            </text:list-item>
          </text:list>
        </text:list-item>
        <text:list-item>
          <text:p text:style-name="P10">Welche plausiblen Angriffe werden im Systemdesign nicht berücksichtigt?</text:p>
        </text:list-item>
        <text:list-item>
          <text:p text:style-name="P10">Verlässt sich das System auf vertrauenswürdige Hard-/Software? Ist dieses Vertrauen berechtigt?</text:p>
        </text:list-item>
        <text:list-item>
          <text:p text:style-name="P10">Wie viele Personen müsste ein Angreifer korrumpieren, um den Wahlausgang zu beeinflussen?</text:p>
        </text:list-item>
      </text:list>
      <text:p text:style-name="P1"/>
      <text:p text:style-name="P4">Security Mechanism Design – Design der Sicherheitsmechanismen</text:p>
      <text:p text:style-name="P1"/>
      <text:list xml:id="list2804501572" text:style-name="L2">
        <text:list-item>
          <text:p text:style-name="P11">Welche Sicherheitsmechanismen sind Teil des Designs?</text:p>
        </text:list-item>
        <text:list-item>
          <text:p text:style-name="P11">Sollen diese Mechanismen eine Verletzung der Sicherheit nur erkennen oder auch verhindern?</text:p>
        </text:list-item>
        <text:list-item>
          <text:p text:style-name="P11">Verfügt das System über folgende Eigenschaften? Wie werden sie sichergestellt?</text:p>
          <text:list>
            <text:list-item>
              <text:p text:style-name="P11">Coercion Resistance – Es kann kein Zwang auf Wähler ausgeübt werden</text:p>
            </text:list-item>
            <text:list-item>
              <text:p text:style-name="P11">Receipt freeness – <text:span text:style-name="T3">Wähler bekommen keinen Nachweis, aus dem auf ihre Wahl geschlossen werden könnte </text:span></text:p>
            </text:list-item>
            <text:list-item>
              <text:p text:style-name="P11">Secret ballot – Wahlgeheimnis</text:p>
            </text:list-item>
          </text:list>
        </text:list-item>
        <text:list-item>
          <text:p text:style-name="P11">Was passiert wenn das System eine Sicherheitsverletzung feststellt? Kann das System Dispute auflösen?</text:p>
        </text:list-item>
        <text:list-item>
          <text:p text:style-name="P11">Verlässt sich das System auf bestimmte Verhaltensweisen bestimmter Beteiligter (Wähler, Wahlbeamte etc.) um zu funktionieren?</text:p>
        </text:list-item>
        <text:list-item>
          <text:p text:style-name="P11">Was wäre der Worst-Case-Effekt auf den Wahlausgang, wenn einige, die meisten, oder alle der beteiligten Geräte kompromittiert wären?</text:p>
          <text:list>
            <text:list-item>
              <text:p text:style-name="P11">Kann dieser Effekt zuverlässig festgestellt werden? Wenn ja, wie?</text:p>
            </text:list-item>
          </text:list>
        </text:list-item>
        <text:list-item>
          <text:p text:style-name="P11">Welche Mechanismen ermöglichen es Wählern und Beobachtern, sicherzustellen dass das System funktioniert, wie es soll, und dass der Wahlausgang nicht von Angreifern beeinflusst wurde?</text:p>
        </text:list-item>
      </text:list>
      <text:p text:style-name="P1"/>
      <text:p text:style-name="P5">Stakeholder und Angreifer</text:p>
      <text:p text:style-name="P2"/>
      <text:list xml:id="list3009515928" text:style-name="L3">
        <text:list-item>
          <text:p text:style-name="P13"><text:soft-page-break/>Grundsätzlich: Welche Gruppen sind an der Wahl beteiligt (durch aktive Teilnahme oder nur passiv)?</text:p>
          <text:list>
            <text:list-item>
              <text:p text:style-name="P13">Öffentlichkeit</text:p>
            </text:list-item>
            <text:list-item>
              <text:p text:style-name="P13">Kandidaten</text:p>
            </text:list-item>
            <text:list-item>
              <text:p text:style-name="P13">Wähler</text:p>
            </text:list-item>
            <text:list-item>
              <text:p text:style-name="P13">Wahlbeamte</text:p>
            </text:list-item>
            <text:list-item>
              <text:p text:style-name="P13">Auditoren/Beobachter</text:p>
            </text:list-item>
            <text:list-item>
              <text:p text:style-name="P13">Systemdesigner</text:p>
            </text:list-item>
            <text:list-item>
              <text:p text:style-name="P13">Systemanbieter</text:p>
            </text:list-item>
          </text:list>
        </text:list-item>
        <text:list-item>
          <text:p text:style-name="P13">Welche Garantien kann das System für den Fall abgeben, dass einige dieser Gruppen sich böswillig verhalten?</text:p>
        </text:list-item>
        <text:list-item>
          <text:p text:style-name="P13">Kann irgendeine Entität, oder eine Gruppe von ihnen, den Wahlausgang unerwünscht beeinflussen?</text:p>
        </text:list-item>
        <text:list-item>
          <text:p text:style-name="P13">Welche Fähigkeiten (Zugriff auf Systeme, Schlüssel etc.) hat jeder Stakeholder zu jedem Punkt während des Wahlprozesses?</text:p>
        </text:list-item>
        <text:list-item>
          <text:p text:style-name="P14">Wie kann sichergestellt werden, dass alle Akteure sich korrekt verhalten? Wer kann <text:span text:style-name="T2">A</text:span>ndere zur Rechenschaft ziehen?</text:p>
        </text:list-item>
      </text:list>
      <text:p text:style-name="P2"/>
      <text:p text:style-name="P2"/>
      <text:p text:style-name="P5">Weitere Fragen</text:p>
      <text:p text:style-name="P9"/>
      <text:p text:style-name="P6">Technische Fragen</text:p>
      <text:list xml:id="list3254033547" text:style-name="L4">
        <text:list-item>
          <text:p text:style-name="P15">Auf welche kryptographischen Primitive verlässt sich das System?</text:p>
        </text:list-item>
        <text:list-item>
          <text:p text:style-name="P15">Wie sehr kann das Funktionieren des Systems von Dritten verifiziert werden?</text:p>
          <text:list>
            <text:list-item>
              <text:p text:style-name="P15">Wie leicht ist diese Verifizierung (nötige Ausrüstung, Fachwissen etc.)?</text:p>
            </text:list-item>
          </text:list>
        </text:list-item>
      </text:list>
      <text:p text:style-name="P6">Akteure</text:p>
      <text:list xml:id="list4128637425" text:style-name="L5">
        <text:list-item>
          <text:p text:style-name="P16">Wer hätte alles ein Interesse daran, den Wahlablauf zu manipulieren/zu stören?</text:p>
        </text:list-item>
        <text:list-item>
          <text:p text:style-name="P16">Wie kann das Vertrauen der Wähler/Öffentlichkeit in den Wahlprozess sichergestellt werden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19T10:41:10.790000000</meta:creation-date>
    <dc:date>2022-10-24T15:57:37.393000000</dc:date>
    <meta:editing-duration>PT11M31S</meta:editing-duration>
    <meta:editing-cycles>4</meta:editing-cycles>
    <meta:generator>LibreOffice/6.3.6.2$Windows_X86_64 LibreOffice_project/2196df99b074d8a661f4036fca8fa0cbfa33a497</meta:generator>
    <meta:document-statistic meta:table-count="0" meta:image-count="0" meta:object-count="0" meta:page-count="2" meta:paragraph-count="51" meta:word-count="482" meta:character-count="3459" meta:non-whitespace-character-count="3061"/>
  </office:meta>
</office:document-meta>
</file>